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Directly Reset Autoincrement Value</text:h>
      <text:p text:style-name="Text_20_body">Alter table syntax provides a way to reset autoincrement column. Take a look at following example.</text:p>
      <text:p text:style-name="P1"><text:span text:style-name="Source_20_Text">ALTER TABLE table_name AUTO_INCREMENT = 1;</text:span></text:p>
      <text:p text:style-name="Text_20_body">Note that you cannot reset the counter to a value less than or equal to any that have already been used. For MyISAM, if the value is less than or equal to the maximum value currently in the AUTO_INCREMENT column, the value is reset to the current maximum plus one. For InnoDB, if the value is less than the current maximum value in the column, no error occurs and the current sequence value is not changed.</text:p>
      <text:h text:style-name="Heading_20_2" text:outline-level="2">2. Truncate Table</text:h>
      <text:p text:style-name="Text_20_body">Truncate table automatically reset the Autoincrement values to 0. </text:p>
      <text:p text:style-name="P1"><text:span text:style-name="Source_20_Text">TRUNCATE TABLE table_name;</text:span></text:p>
      <text:p text:style-name="Text_20_body">Use this with caution. When Truncation is used, it resets any AUTO_INCREMENT counter to zero. From MySQL 5.0.13 on, the AUTO_INCREMENT counter is reset to zero by TRUNCATE TABLE, regardless of whether there is a foreign key constraint.</text:p>
      <text:p text:style-name="Text_20_body">Once TRUNCATE is fired, the table handler does not remember the last used AUTO_INCREMENT value, but starts counting from the beginning. This is true even for MyISAM and InnoDB, which normally do not reuse sequence values. </text:p>
      <text:h text:style-name="Heading_20_2" text:outline-level="2">3. Drop &amp; Recreate Table</text:h>
      <text:p text:style-name="Text_20_body">This is another way of reseting autoincrement index. Although not very desirable. </text:p>
      <text:p text:style-name="Preformatted_20_Text"><text:span text:style-name="Source_20_Text">DROP TABLE table_name;</text:span></text:p>
      <text:p text:style-name="P1"><text:span text:style-name="Source_20_Text">CREATE TABLE table_name {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22:44:42.946000000</meta:creation-date>
    <dc:date>2018-02-07T22:45:40.778000000</dc:date>
    <meta:editing-duration>PT58S</meta:editing-duration>
    <meta:editing-cycles>1</meta:editing-cycles>
    <meta:document-statistic meta:table-count="0" meta:image-count="0" meta:object-count="0" meta:page-count="1" meta:paragraph-count="13" meta:word-count="218" meta:character-count="1309" meta:non-whitespace-character-count="1101"/>
    <meta:generator>LibreOffice/5.0.3.2$Windows_x86 LibreOffice_project/e5f16313668ac592c1bfb310f4390624e3dbfb75</meta:generator>
  </office:meta>
</office:document-meta>
</file>